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6" style:family="paragraph" style:parent-style-name="Standard">
      <style:text-properties style:font-name="PT Mono" fo:font-size="8pt" fo:font-style="normal" fo:font-weight="normal" officeooo:rsid="0307e495" officeooo:paragraph-rsid="030acab6" style:font-size-asian="8pt" style:font-style-asian="normal" style:font-weight-asian="normal" style:font-size-complex="8pt" style:font-style-complex="normal" style:font-weight-complex="normal"/>
    </style:style>
    <style:style style:name="P7" style:family="paragraph" style:parent-style-name="Standard">
      <style:text-properties style:font-name="PT Mono" officeooo:paragraph-rsid="0013202e"/>
    </style:style>
    <style:style style:name="P8" style:family="paragraph" style:parent-style-name="Standard">
      <style:paragraph-properties fo:break-before="page"/>
      <style:text-properties style:font-name="PT Mono" officeooo:paragraph-rsid="0013202e"/>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officeooo:rsid="0309aff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7">X.I</text:span>.XXIV</text:p>
      <text:p text:style-name="P3"/>
      <text:p text:style-name="P7"><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4"><text:span text:style-name="T3">X.XVII</text:span></text:p>
      <text:p text:style-name="P4"><text:span text:style-name="T3"/></text:p>
      <text:p text:style-name="P4"><text:span text:style-name="T3">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span></text:p>
      <text:p text:style-name="P4"><text:span text:style-name="T3"><text:s text:c="3"/>We ate dinner, then tea/ice cream, walked back to Joshua St., where I took a bath, made love, slept.</text:span></text:p>
      <text:p text:style-name="P4"><text:span text:style-name="T3"/></text:p>
      <text:p text:style-name="P4"><text:span text:style-name="T3">X.XVIII</text:span></text:p>
      <text:p text:style-name="P4"><text:span text:style-name="T3"/></text:p>
      <text:p text:style-name="P4"><text:span text:style-name="T3">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span></text:p>
      <text:p text:style-name="P4"><text:span text:style-name="T3"/></text:p>
      <text:p text:style-name="P4"><text:span text:style-name="T3">X.XIX</text:span></text:p>
      <text:p text:style-name="P4"><text:span text:style-name="T3"/></text:p>
      <text:p text:style-name="P4"><text:span text:style-name="T3">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span></text:p>
      <text:p text:style-name="P4"><text:span text:style-name="T3"/></text:p>
      <text:p text:style-name="P4"><text:span text:style-name="T3">X.XX</text:span></text:p>
      <text:p text:style-name="P4"><text:span text:style-name="T3"/></text:p>
      <text:p text:style-name="P4"><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4"><text:span text:style-name="T3"/></text:p>
      <text:p text:style-name="P4"><text:span text:style-name="T3">X.XXI</text:span></text:p>
      <text:p text:style-name="P4"><text:span text:style-name="T3"/></text:p>
      <text:p text:style-name="P4"><text:span text:style-name="T3">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span></text:p>
      <text:p text:style-name="P4"><text:span text:style-name="T3"><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span></text:p>
      <text:p text:style-name="P4"><text:span text:style-name="T3"/></text:p>
      <text:p text:style-name="P5"><text:span text:style-name="T3">. . .</text:span></text:p>
      <text:p text:style-name="P4"><text:span text:style-name="T3"/></text:p>
      <text:p text:style-name="P4"><text:span text:style-name="T3">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span></text:p>
      <text:p text:style-name="P4"><text:span text:style-name="T3"/></text:p>
      <text:p text:style-name="P4"><text:span text:style-name="T3"/></text:p>
      <text:p text:style-name="P4"><text:span text:style-name="T3"/></text:p>
      <text:p text:style-name="P4"><text:span text:style-name="T3"/></text:p>
      <text:p text:style-name="P4"><text:soft-page-break/><text:span text:style-name="T3">X.XXII</text:span></text:p>
      <text:p text:style-name="P4"><text:span text:style-name="T3"/></text:p>
      <text:p text:style-name="P4"><text:span text:style-name="T3">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span></text:p>
      <text:p text:style-name="P4"><text:span text:style-name="T3"><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span></text:p>
      <text:p text:style-name="P4"><text:span text:style-name="T3"/></text:p>
      <text:p text:style-name="P5"><text:span text:style-name="T3">. . .</text:span></text:p>
      <text:p text:style-name="P4"><text:span text:style-name="T3"/></text:p>
      <text:p text:style-name="P4"><text:span text:style-name="T3">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span></text:p>
      <text:p text:style-name="P4"><text:span text:style-name="T3">. . .</text:span><text:span text:style-name="T4">I finished Outbreak, started a Libre Office file for this journal, pasted my recent entries from Google Keep, 7:52.</text:span></text:p>
      <text:p text:style-name="P4"><text:span text:style-name="T4"/></text:p>
      <text:p text:style-name="P4"><text:span text:style-name="T4">X.XXIII</text:span></text:p>
      <text:p text:style-name="P4"><text:span text:style-name="T4"/></text:p>
      <text:p text:style-name="P4"><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4"><text:span text:style-name="T4"><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span></text:p>
      <text:p text:style-name="P4"><text:span text:style-name="T4"><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span></text:p>
      <text:p text:style-name="P4"><text:span text:style-name="T4"/></text:p>
      <text:p text:style-name="P5"><text:span text:style-name="T4">. . .</text:span></text:p>
      <text:p text:style-name="P4"><text:span text:style-name="T4"/></text:p>
      <text:p text:style-name="P4"><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6"><text:span text:style-name="T4"><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span></text:p>
      <text:p text:style-name="P6"><text:span text:style-name="T4"><text:s text:c="3"/>She eventually moved to the guest room.</text:span></text:p>
      <text:p text:style-name="P4"><text:span text:style-name="T4"/></text:p>
      <text:p text:style-name="P4"><text:span text:style-name="T4"/></text:p>
      <text:p text:style-name="P4"><text:span text:style-name="T4"/></text:p>
      <text:p text:style-name="P4"><text:soft-page-break/><text:span text:style-name="T4">X.XXIV</text:span></text:p>
      <text:p text:style-name="P4"><text:span text:style-name="T4"/></text:p>
      <text:p text:style-name="P4"><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4"><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4"><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0-24T16:17:06.415553519</dc:date>
    <meta:editing-duration>P56DT18H55M1S</meta:editing-duration>
    <meta:editing-cycles>651</meta:editing-cycles>
    <meta:generator>LibreOffice/24.2.5.2$MacOSX_X86_64 LibreOffice_project/bffef4ea93e59bebbeaf7f431bb02b1a39ee8a59</meta:generator>
    <meta:print-date>2024-10-24T13:48:21.677959983</meta:print-date>
    <meta:document-statistic meta:table-count="0" meta:image-count="0" meta:object-count="0" meta:page-count="30" meta:paragraph-count="35" meta:word-count="1495" meta:character-count="8062" meta:non-whitespace-character-count="6575"/>
  </office:meta>
</office:document-meta>
</file>